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4pt" style:text-underline-style="none" fo:font-weight="bold" officeooo:rsid="00011140" officeooo:paragraph-rsid="000111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style:text-underline-style="none" fo:font-weight="bold" officeooo:rsid="0003b3df" officeooo:paragraph-rsid="0003b3df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7.59cm" style:type="right"/>
        </style:tab-stops>
      </style:paragraph-properties>
      <style:text-properties style:use-window-font-color="true" style:font-name="Times New Roman" fo:font-size="12pt" officeooo:paragraph-rsid="00011140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7.002cm" style:type="right"/>
        </style:tab-stops>
      </style:paragraph-properties>
      <style:text-properties style:use-window-font-color="true" style:font-name="Times New Roman" fo:font-size="12pt" fo:language="fr" fo:country="FR" officeooo:rsid="005c2659" officeooo:paragraph-rsid="0001114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use-window-font-color="true" style:font-name="Times New Roman" fo:font-size="12pt" fo:font-weight="bold" officeooo:rsid="005c2659" officeooo:paragraph-rsid="00011140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use-window-font-color="true" style:font-name="Times New Roman" fo:font-size="14pt" fo:font-weight="bold" officeooo:rsid="005c2659" officeooo:paragraph-rsid="00011140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use-window-font-color="true" style:font-name="Times New Roman" fo:font-size="14pt" fo:font-weight="bold" officeooo:rsid="0053ab5a" officeooo:paragraph-rsid="0001114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use-window-font-color="true" style:font-name="Times New Roman" fo:font-size="14pt" fo:language="fr" fo:country="FR" fo:font-weight="normal" officeooo:rsid="001d4619" officeooo:paragraph-rsid="00011140" style:letter-kerning="false" fo:background-color="transparent" style:font-name-asian="Calibri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use-window-font-color="true" style:font-name="Times New Roman" fo:font-size="14pt" fo:font-weight="normal" officeooo:rsid="0053ab5a" officeooo:paragraph-rsid="000111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7becc5" officeooo:paragraph-rsid="0001114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7becc5" officeooo:paragraph-rsid="0003b3d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011140" officeooo:paragraph-rsid="0001114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011140" officeooo:paragraph-rsid="0003b3d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4pt" style:text-underline-style="none" fo:font-weight="bold" officeooo:rsid="0062e96e" officeooo:paragraph-rsid="0001114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4pt" style:text-underline-style="none" fo:font-weight="bold" officeooo:rsid="0062e96e" officeooo:paragraph-rsid="0003b3d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officeooo:paragraph-rsid="0003b3df"/>
    </style:style>
    <style:style style:name="P17" style:family="paragraph" style:parent-style-name="Standard">
      <style:paragraph-properties fo:text-align="justify" style:justify-single-word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011140" officeooo:paragraph-rsid="0001114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margin-left="1cm" fo:margin-right="0cm" fo:text-indent="-1cm" style:auto-text-indent="false" style:page-number="1">
        <style:tab-stops>
          <style:tab-stop style:position="17.002cm" style:type="right"/>
        </style:tab-stops>
      </style:paragraph-properties>
      <style:text-properties style:use-window-font-color="true" style:font-name="Times New Roman" fo:font-size="12pt" fo:language="fr" fo:country="FR" officeooo:paragraph-rsid="0001114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0" style:family="paragraph" style:parent-style-name="Standard" style:list-style-name="L1">
      <style:paragraph-properties fo:text-align="justify" style:justify-single-word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011140" officeooo:paragraph-rsid="0001114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none" style:shadow="none">
        <style:tab-stops>
          <style:tab-stop style:position="14.949cm" style:type="right"/>
        </style:tab-stops>
      </style:paragraph-properties>
      <style:text-properties style:use-window-font-color="true" style:font-name="Times New Roman" fo:font-size="12pt" fo:font-style="normal" style:text-underline-style="none" fo:font-weight="normal" officeooo:rsid="0003b3df" officeooo:paragraph-rsid="0003b3d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5">
      <style:text-properties style:use-window-font-color="true" style:font-name="Times New Roman" fo:font-size="12pt" officeooo:paragraph-rsid="00011140" style:font-size-asian="12pt" style:font-size-complex="12pt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ffffff"/>
      <style:text-properties fo:font-size="12pt"/>
    </style:style>
    <style:style style:name="T1" style:family="text">
      <style:text-properties officeooo:rsid="00610a78"/>
    </style:style>
    <style:style style:name="T2" style:family="text">
      <style:text-properties fo:language="fr" fo:country="FR" style:font-name-asian="Times New Roman" style:language-asian="zxx" style:country-asian="none" style:font-name-complex="Times New Roman" style:language-complex="ar" style:country-complex="SA"/>
    </style:style>
    <style:style style:name="T3" style:family="text">
      <style:text-properties fo:language="fr" fo:country="FR" officeooo:rsid="005c2659" style:font-name-asian="Times New Roman" style:language-asian="zxx" style:country-asian="none" style:font-name-complex="Times New Roman" style:language-complex="ar" style:country-complex="SA"/>
    </style:style>
    <style:style style:name="T4" style:family="text">
      <style:text-properties fo:language="fr" fo:country="FR" fo:font-weight="normal" officeooo:rsid="001d4619" style:letter-kerning="false" fo:background-color="transparent" loext:char-shading-value="0" style:font-name-asian="Calibri" style:language-asian="en" style:country-asian="US" style:font-weight-asian="normal" style:language-complex="ar" style:country-complex="SA" style:font-weight-complex="normal"/>
    </style:style>
    <style:style style:name="T5" style:family="text">
      <style:text-properties fo:font-weight="normal" officeooo:rsid="00610a78" style:font-weight-asian="normal" style:font-weight-complex="normal"/>
    </style:style>
    <style:style style:name="T6" style:family="text">
      <style:text-properties officeooo:rsid="0077dfb6"/>
    </style:style>
    <style:style style:name="T7" style:family="text">
      <style:text-properties officeooo:rsid="0087f5fa"/>
    </style:style>
    <style:style style:name="T8" style:family="text">
      <style:text-properties officeooo:rsid="0002b015"/>
    </style:style>
    <style:style style:name="T9" style:family="text">
      <style:text-properties officeooo:rsid="0003b3df"/>
    </style:style>
    <style:style style:name="T10" style:family="text">
      <style:text-properties fo:font-weight="bold" officeooo:rsid="0003b3df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0.601cm" fo:min-width="6.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3465a4" draw:fill="solid" draw:fill-color="#ffffff" draw:textarea-horizontal-align="justify" draw:textarea-vertical-align="middle" draw:auto-grow-height="false" fo:min-height="0.601cm" fo:min-width="4.3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UT de Lannion<text:tab/><text:span text:style-name="T1">Compétence 1</text:span></text:p>
      <text:p text:style-name="P3"><text:span text:style-name="T2">Département Informatique<text:tab/></text:span><text:span text:style-name="T3">Semestre 1</text:span></text:p>
      <text:p text:style-name="P4"/>
      <text:p text:style-name="P5"/>
      <text:p text:style-name="P6">S<text:span text:style-name="T1">aé</text:span> S1.<text:span text:style-name="T1">01</text:span><text:span text:style-name="T5"> : i</text:span><text:span text:style-name="T4">mplémentation d’un besoin client</text:span></text:p>
      <text:p text:style-name="P8"/>
      <text:p text:style-name="P7">Le jeu de <text:span text:style-name="T6">Puissance4</text:span></text:p>
      <text:p text:style-name="P9"/>
      <text:h text:style-name="P22" text:outline-level="5"/>
      <text:p text:style-name="P1"/>
      <text:p text:style-name="P1"><text:span text:style-name="T7">T</text:span>races d’exécution des tests</text:p>
      <text:p text:style-name="P14"/>
      <text:p text:style-name="P10"/>
      <text:p text:style-name="P12">Vous trouverez <text:span text:style-name="T9">page suivante</text:span> la liste des tests à réaliser pour cette dernière étape de la SAE. Vous devez fournir un résultat qui montre que chaque cas de test a été réalisé.</text:p>
      <text:p text:style-name="P10"/>
      <text:p text:style-name="P10"/>
      <text:list xml:id="list4117456255" text:style-name="L1">
        <text:list-item>
          <text:p text:style-name="P20">Si vous avez opté pour un cahier de tests au format JSON, vous devez fournir et déposer le fichier généré par le script d’exécution des tests.</text:p>
        </text:list-item>
      </text:list>
      <text:p text:style-name="P17"/>
      <text:list xml:id="list91815886453917" text:continue-numbering="true" text:style-name="L1">
        <text:list-item>
          <text:p text:style-name="P20">Si vous avez rédigé un cahier de tests au format "Excel", vous devez exécuter votre programme pour c<text:span text:style-name="T8">ha</text:span>que cas de test et fournir une capture d’écran de chaque exécution.</text:p>
        </text:list-item>
      </text:list>
      <text:p text:style-name="P10"/>
      <text:p text:style-name="P10"/>
      <text:p text:style-name="P10"/>
      <text:p text:style-name="P10"/>
      <text:p text:style-name="P10"/>
      <text:p text:style-name="P2">Documentation Doxygen</text:p>
      <text:p text:style-name="P15"/>
      <text:p text:style-name="P11"/>
      <text:p text:style-name="P13">Vous <text:span text:style-name="T9">devez également fournir une </text:span><text:span text:style-name="T10">documentation</text:span><text:span text:style-name="T9"> </text:span><text:span text:style-name="T10">Doxygen</text:span><text:span text:style-name="T9"> de votre code source, au format texte (fichier rtf).</text:span></text:p>
      <text:p text:style-name="P13"/>
      <text:p text:style-name="P21">Vous accompagnerez cette documentation de votre programme source commenté.</text:p>
      <text:p text:style-name="P13"/>
      <text:p text:style-name="P16"/>
      <text:p text:style-name="Standard"/>
      <text:p text:style-name="Standard"/>
      <text:p text:style-name="P18"><draw:frame draw:style-name="fr1" draw:name="Objet1" text:anchor-type="paragraph" svg:width="14.478cm" svg:height="23.876cm" draw:z-index="0"><draw:object xlink:href="./Object 1" xlink:type="simple" xlink:show="embed" xlink:actuate="onLoad"/><draw:image xlink:href="./ObjectReplacements/Object 1" xlink:type="simple" xlink:show="embed" xlink:actuate="onLoad"/></draw:frame><draw:custom-shape text:anchor-type="paragraph" draw:z-index="1" draw:name="Forme1" draw:style-name="gr1" draw:text-style-name="P23" svg:width="6.591cm" svg:height="0.602cm" svg:x="4.694cm" svg:y="6.428cm"><text:p/><draw:enhanced-geometry svg:viewBox="0 0 21600 21600" draw:type="rectangle" draw:enhanced-path="M 0 0 L 21600 0 21600 21600 0 21600 0 0 Z N"/></draw:custom-shape><draw:custom-shape text:anchor-type="paragraph" draw:z-index="2" draw:name="Forme1" draw:style-name="gr2" draw:text-style-name="P24" svg:width="4.306cm" svg:height="0.602cm" svg:x="11.365cm" svg:y="6.42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>
        <style:tab-stops>
          <style:tab-stop style:position="14.753cm" style:type="right"/>
        </style:tab-stops>
      </style:paragraph-properties>
      <style:text-properties fo:font-size="14pt" style:font-size-asian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2-11-17T09:18:14.857000000</dc:date>
    <meta:editing-duration>PT43M37S</meta:editing-duration>
    <meta:editing-cycles>4</meta:editing-cycles>
    <meta:document-statistic meta:table-count="0" meta:image-count="0" meta:object-count="1" meta:page-count="2" meta:paragraph-count="11" meta:word-count="140" meta:character-count="845" meta:non-whitespace-character-count="7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84.14mm"/>
    </style:style>
    <style:style style:name="co3" style:family="table-column">
      <style:table-column-properties fo:break-before="auto" style:column-width="59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ce15" style:family="table-cell" style:parent-style-name="Default">
      <style:table-cell-properties fo:wrap-option="wrap" fo:border="none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6pt solid #000000" style:vertical-align="middle"/>
    </style:style>
    <style:style style:name="ce24" style:family="table-cell" style:parent-style-name="Default">
      <style:table-cell-properties fo:border="none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hier de tests version 2" table:style-name="ta1">
        <table:table-column table:style-name="co1" table:default-cell-style-name="ce27"/>
        <table:table-column table:style-name="co2" table:default-cell-style-name="ce32"/>
        <table:table-column table:style-name="co3" table:default-cell-style-name="ce32"/>
        <table:table-column table:style-name="co4" table:number-columns-repeated="1018" table:default-cell-style-name="ce34"/>
        <table:table-row table:style-name="ro1">
          <table:table-cell table:style-name="ce2" office:value-type="string" calcext:value-type="string">
            <text:p>Fonction/Procédure</text:p>
          </table:table-cell>
          <table:table-cell table:style-name="ce11" office:value-type="string" calcext:value-type="string">
            <text:p>le cas à tester</text:p>
          </table:table-cell>
          <table:table-cell table:style-name="ce21" office:value-type="string" calcext:value-type="string">
            <text:p>résultat attendu</text:p>
          </table:table-cell>
          <table:table-cell table:style-name="ce22" table:number-columns-repeated="1018"/>
        </table:table-row>
        <table:table-row table:style-name="ro2">
          <table:table-cell table:style-name="ce4" office:value-type="string" calcext:value-type="string">
            <text:p>initGrille</text:p>
          </table:table-cell>
          <table:table-cell table:style-name="ce12" office:value-type="string" calcext:value-type="string">
            <text:p>grille non initialisée</text:p>
          </table:table-cell>
          <table:table-cell table:style-name="ce12" office:value-type="string" calcext:value-type="string">
            <text:p>grille initialisé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grille déjà initialisée</text:p>
          </table:table-cell>
          <table:table-cell table:style-name="ce12" office:value-type="string" calcext:value-type="string">
            <text:p>grille initialisé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grille déjà remplie avec des jetons</text:p>
          </table:table-cell>
          <table:table-cell table:style-name="ce12" office:value-type="string" calcext:value-type="string">
            <text:p>grille initialisée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afficher</text:p>
          </table:table-cell>
          <table:table-cell table:style-name="ce12" office:value-type="string" calcext:value-type="string">
            <text:p>grille vide</text:p>
          </table:table-cell>
          <table:table-cell table:style-name="ce12" office:value-type="string" calcext:value-type="string">
            <text:p>grille affichée sans pion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grille pleine</text:p>
          </table:table-cell>
          <table:table-cell table:style-name="ce12" office:value-type="string" calcext:value-type="string">
            <text:p>grille affichée avec 42 pions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grille partiellement remplie (en cours de partie)</text:p>
          </table:table-cell>
          <table:table-cell table:style-name="ce12" office:value-type="string" calcext:value-type="string">
            <text:p>grille affichée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grillePleine</text:p>
          </table:table-cell>
          <table:table-cell table:style-name="ce12" office:value-type="string" calcext:value-type="string">
            <text:p>grille non pleine</text:p>
          </table:table-cell>
          <table:table-cell table:style-name="ce12" office:value-type="string" calcext:value-type="string">
            <text:p>Fals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4" office:value-type="string" calcext:value-type="string">
            <text:p>grille non pleine mais où la ligne supérieure est remplie</text:p>
          </table:table-cell>
          <table:table-cell table:style-name="ce23" office:value-type="string" calcext:value-type="string">
            <text:p>erreur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grille pleine (42 pions)</text:p>
          </table:table-cell>
          <table:table-cell table:style-name="ce12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jouer</text:p>
          </table:table-cell>
          <table:table-cell table:style-name="ce12" office:value-type="string" calcext:value-type="string">
            <text:p>on joue dans une colonne non pleine</text:p>
          </table:table-cell>
          <table:table-cell table:style-name="ce12" office:value-type="string" calcext:value-type="string">
            <text:p>ligne et colonne conformes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on joue dans une colonne pleine</text:p>
          </table:table-cell>
          <table:table-cell table:style-name="ce12" office:value-type="string" calcext:value-type="string">
            <text:p>invite à choisir une autre colonne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choisirColonne</text:p>
          </table:table-cell>
          <table:table-cell table:style-name="ce12" office:value-type="string" calcext:value-type="string">
            <text:p>pour le déplacement : caractère saisi non valide</text:p>
          </table:table-cell>
          <table:table-cell table:style-name="ce12" office:value-type="string" calcext:value-type="string">
            <text:p>redemande la saisi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colonne entre 2 et 7 et saisie de ‘q’</text:p>
          </table:table-cell>
          <table:table-cell table:style-name="ce12" office:value-type="string" calcext:value-type="string">
            <text:p>pion déplacé vers la gauche (n° de colonne décrémenté)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colonne entre 1 et 6 et saisie de ‘d’</text:p>
          </table:table-cell>
          <table:table-cell table:style-name="ce12" office:value-type="string" calcext:value-type="string">
            <text:p>pion déplacé vers la droite (n° colonne incrémenté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colonne = 1 et saisie de ‘q’</text:p>
          </table:table-cell>
          <table:table-cell table:style-name="ce12" office:value-type="string" calcext:value-type="string">
            <text:p>rien (ou bien boucle en colonne 7)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colonne de départ= 7 et saisie de ‘d’</text:p>
          </table:table-cell>
          <table:table-cell table:style-name="ce12" office:value-type="string" calcext:value-type="string">
            <text:p>rien (ou bien boucle en colonne 1)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2" office:value-type="string" calcext:value-type="string">
            <text:p>colonne valide et saisie de la commande pour faire tomber le pion (touche ESPACE dans les specs)</text:p>
          </table:table-cell>
          <table:table-cell table:style-name="ce23" office:value-type="string" calcext:value-type="string">
            <text:p>retourne le n° de colonne courant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trouverLigne</text:p>
          </table:table-cell>
          <table:table-cell table:style-name="ce12" office:value-type="string" calcext:value-type="string">
            <text:p>colonne pleine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colonne non pleine</text:p>
          </table:table-cell>
          <table:table-cell table:style-name="ce12" office:value-type="string" calcext:value-type="string">
            <text:p>le n° ligne correspond à la première case libre de la colonne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estVainqueur</text:p>
          </table:table-cell>
          <table:table-cell table:style-name="ce12" office:value-type="string" calcext:value-type="string">
            <text:p>pas 4 pions identiques alignés</text:p>
          </table:table-cell>
          <table:table-cell table:style-name="ce12" office:value-type="string" calcext:value-type="string">
            <text:p>Fals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colonne d’au moins 4 pions</text:p>
          </table:table-cell>
          <table:table-cell table:style-name="ce12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14" office:value-type="string" calcext:value-type="string">
            <text:p><text:span text:style-name="T1">ligne d’au moins </text:span>4 pions</text:p>
          </table:table-cell>
          <table:table-cell table:style-name="ce12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<text:span text:style-name="T1">diagonale descendanted’au moins </text:span>4 pions</text:p>
          </table:table-cell>
          <table:table-cell table:style-name="ce12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<text:span text:style-name="T1">diagonale ascendante d’au moins 4 </text:span>pions</text:p>
          </table:table-cell>
          <table:table-cell table:style-name="ce12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ligne d’au moins 4 pions interrompue par un pion adverse</text:p>
          </table:table-cell>
          <table:table-cell table:style-name="ce12" office:value-type="string" calcext:value-type="string">
            <text:p>False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5"/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finDePartie</text:p>
          </table:table-cell>
          <table:table-cell table:style-name="ce12" office:value-type="string" calcext:value-type="string">
            <text:p>pion en entrée = PION A</text:p>
          </table:table-cell>
          <table:table-cell table:style-name="ce12" office:value-type="string" calcext:value-type="string">
            <text:p>affiche "X vainqueur"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<text:span text:style-name="T1">pion en entrée</text:span> = PION B</text:p>
          </table:table-cell>
          <table:table-cell table:style-name="ce12" office:value-type="string" calcext:value-type="string">
            <text:p>affiche "O vainqueur"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2" office:value-type="string" calcext:value-type="string">
            <text:p><text:span text:style-name="T1">pion en entrée</text:span> = VIDE</text:p>
          </table:table-cell>
          <table:table-cell table:style-name="ce12" office:value-type="string" calcext:value-type="string">
            <text:p>affiche "MATCH NUL"</text:p>
          </table:table-cell>
          <table:table-cell table:number-columns-repeated="1018"/>
        </table:table-row>
        <table:table-row table:style-name="ro3" table:number-rows-repeated="1048539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9:22:50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